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cm" style:rel-width="100%" table:align="left"/>
    </style:style>
    <style:style style:name="Table7.A" style:family="table-column">
      <style:table-column-properties style:column-width="4.251cm" style:rel-column-width="2410*"/>
    </style:style>
    <style:style style:name="Table7.C" style:family="table-column">
      <style:table-column-properties style:column-width="8.498cm" style:rel-column-width="4818*"/>
    </style:style>
    <style:style style:name="Table7.A1" style:family="table-cell">
      <style:table-cell-properties fo:background-color="#cccccc" fo:padding="0.097cm" fo:border="none">
        <style:background-image/>
      </style:table-cell-properties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="none"/>
    </style:style>
    <style:style style:name="Table7.C2" style:family="table-cell">
      <style:table-cell-properties fo:padding="0.097cm" fo:border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="none"/>
    </style:style>
    <style:style style:name="Table7.A4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7.C4" style:family="table-cell">
      <style:table-cell-properties fo:padding="0.097cm" fo:border="none"/>
    </style:style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4.251cm" style:rel-column-width="2410*"/>
    </style:style>
    <style:style style:name="Table1.C" style:family="table-column">
      <style:table-column-properties style:column-width="8.498cm" style:rel-column-width="4818*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2" style:family="table">
      <style:table-properties style:width="17cm" style:rel-width="100%" table:align="left" style:shadow="none"/>
    </style:style>
    <style:style style:name="Table2.A" style:family="table-column">
      <style:table-column-properties style:column-width="4.251cm" style:rel-column-width="2410*"/>
    </style:style>
    <style:style style:name="Table2.C" style:family="table-column">
      <style:table-column-properties style:column-width="8.498cm" style:rel-column-width="4818*"/>
    </style:style>
    <style:style style:name="Table2.A1" style:family="table-cell">
      <style:table-cell-properties fo:background-color="#cccc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4" style:family="table">
      <style:table-properties style:width="17cm" style:rel-width="100%" table:align="left"/>
    </style:style>
    <style:style style:name="Table4.A" style:family="table-column">
      <style:table-column-properties style:column-width="4.249cm" style:rel-column-width="2409*"/>
    </style:style>
    <style:style style:name="Table4.C" style:family="table-column">
      <style:table-column-properties style:column-width="8.502cm" style:rel-column-width="4820*"/>
    </style:style>
    <style:style style:name="Table4.A1" style:family="table-cell">
      <style:table-cell-properties fo:background-color="#cccccc" fo:padding="0.097cm" fo:border="none">
        <style:background-image/>
      </style:table-cell-properties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5" style:family="table">
      <style:table-properties style:width="17cm" style:rel-width="100%" table:align="left"/>
    </style:style>
    <style:style style:name="Table5.A" style:family="table-column">
      <style:table-column-properties style:column-width="4.249cm" style:rel-column-width="2409*"/>
    </style:style>
    <style:style style:name="Table5.C" style:family="table-column">
      <style:table-column-properties style:column-width="8.502cm" style:rel-column-width="4820*"/>
    </style:style>
    <style:style style:name="Table5.A1" style:family="table-cell">
      <style:table-cell-properties fo:background-color="#cccccc" fo:padding="0.097cm" fo:border="none">
        <style:background-image/>
      </style:table-cell-properties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C4" style:family="table-cell">
      <style:table-cell-properties fo:padding="0.097cm" fo:border="none"/>
    </style:style>
    <style:style style:name="Table5.A5" style:family="table-cell">
      <style:table-cell-properties fo:padding="0.097cm" fo:border="none"/>
    </style:style>
    <style:style style:name="Table5.B5" style:family="table-cell">
      <style:table-cell-properties fo:padding="0.097cm" fo:border="none"/>
    </style:style>
    <style:style style:name="Table5.C5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padding="0.097cm" fo:border="none"/>
    </style:style>
    <style:style style:name="Table5.C6" style:family="table-cell">
      <style:table-cell-properties fo:padding="0.097cm" fo:border="none"/>
    </style:style>
    <style:style style:name="Table5.A7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5.C7" style:family="table-cell">
      <style:table-cell-properties fo:padding="0.097cm" fo:border="none"/>
    </style:style>
    <style:style style:name="Table5.A8" style:family="table-cell">
      <style:table-cell-properties fo:padding="0.097cm" fo:border="none"/>
    </style:style>
    <style:style style:name="Table5.B8" style:family="table-cell">
      <style:table-cell-properties fo:padding="0.097cm" fo:border="none"/>
    </style:style>
    <style:style style:name="Table5.C8" style:family="table-cell">
      <style:table-cell-properties fo:padding="0.097cm" fo:border="none"/>
    </style:style>
    <style:style style:name="Table5.A9" style:family="table-cell">
      <style:table-cell-properties fo:padding="0.097cm" fo:border="none"/>
    </style:style>
    <style:style style:name="Table5.B9" style:family="table-cell">
      <style:table-cell-properties fo:padding="0.097cm" fo:border="none"/>
    </style:style>
    <style:style style:name="Table5.C9" style:family="table-cell">
      <style:table-cell-properties fo:padding="0.097cm" fo:border="none"/>
    </style:style>
    <style:style style:name="Table6" style:family="table">
      <style:table-properties style:width="17cm" style:rel-width="100%" table:align="left"/>
    </style:style>
    <style:style style:name="Table6.A" style:family="table-column">
      <style:table-column-properties style:column-width="4.249cm" style:rel-column-width="2409*"/>
    </style:style>
    <style:style style:name="Table6.C" style:family="table-column">
      <style:table-column-properties style:column-width="8.502cm" style:rel-column-width="4820*"/>
    </style:style>
    <style:style style:name="Table6.A1" style:family="table-cell">
      <style:table-cell-properties fo:background-color="#cccccc" fo:padding="0.097cm" fo:border="none">
        <style:background-image/>
      </style:table-cell-properties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="none"/>
    </style:style>
    <style:style style:name="Table6.C2" style:family="table-cell">
      <style:table-cell-properties fo:padding="0.097cm" fo:border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="none"/>
    </style:style>
    <style:style style:name="Table6.A4" style:family="table-cell">
      <style:table-cell-properties fo:padding="0.097cm" fo:border="none"/>
    </style:style>
    <style:style style:name="Table6.B4" style:family="table-cell">
      <style:table-cell-properties fo:padding="0.097cm" fo:border="none"/>
    </style:style>
    <style:style style:name="Table6.C4" style:family="table-cell">
      <style:table-cell-properties fo:padding="0.097cm" fo:border="none"/>
    </style:style>
    <style:style style:name="Table6.A5" style:family="table-cell">
      <style:table-cell-properties fo:padding="0.097cm" fo:border="none"/>
    </style:style>
    <style:style style:name="Table6.B5" style:family="table-cell">
      <style:table-cell-properties fo:padding="0.097cm" fo:border="none"/>
    </style:style>
    <style:style style:name="Table6.C5" style:family="table-cell">
      <style:table-cell-properties fo:padding="0.097cm" fo:border="none"/>
    </style:style>
    <style:style style:name="Table6.A6" style:family="table-cell">
      <style:table-cell-properties fo:padding="0.097cm" fo:border="none"/>
    </style:style>
    <style:style style:name="Table6.B6" style:family="table-cell">
      <style:table-cell-properties fo:padding="0.097cm" fo:border="none"/>
    </style:style>
    <style:style style:name="Table6.C6" style:family="table-cell">
      <style:table-cell-properties fo:padding="0.097cm" fo:border="none"/>
    </style:style>
    <style:style style:name="Table6.A7" style:family="table-cell">
      <style:table-cell-properties fo:padding="0.097cm" fo:border="none"/>
    </style:style>
    <style:style style:name="Table6.B7" style:family="table-cell">
      <style:table-cell-properties fo:padding="0.097cm" fo:border="none"/>
    </style:style>
    <style:style style:name="Table6.C7" style:family="table-cell">
      <style:table-cell-properties fo:padding="0.097cm" fo:border="none"/>
    </style:style>
    <style:style style:name="Table8" style:family="table">
      <style:table-properties style:width="17cm" style:rel-width="100%" table:align="left"/>
    </style:style>
    <style:style style:name="Table8.A" style:family="table-column">
      <style:table-column-properties style:column-width="4.249cm" style:rel-column-width="2409*"/>
    </style:style>
    <style:style style:name="Table8.C" style:family="table-column">
      <style:table-column-properties style:column-width="8.502cm" style:rel-column-width="4820*"/>
    </style:style>
    <style:style style:name="Table8.A1" style:family="table-cell">
      <style:table-cell-properties fo:background-color="#dddddd" fo:padding="0.097cm" fo:border="none">
        <style:background-image/>
      </style:table-cell-properties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="none"/>
    </style:style>
    <style:style style:name="Table8.C2" style:family="table-cell">
      <style:table-cell-properties fo:padding="0.097cm" fo:border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C3" style:family="table-cell">
      <style:table-cell-properties fo:padding="0.097cm" fo:border="none"/>
    </style:style>
    <style:style style:name="Table8.A4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C4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C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C6" style:family="table-cell">
      <style:table-cell-properties fo:padding="0.097cm" fo:border="none"/>
    </style:style>
    <style:style style:name="Table8.A7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8.C7" style:family="table-cell">
      <style:table-cell-properties fo:padding="0.097cm" fo:border="none"/>
    </style:style>
    <style:style style:name="Table8.A8" style:family="table-cell">
      <style:table-cell-properties fo:padding="0.097cm" fo:border="none"/>
    </style:style>
    <style:style style:name="Table8.B8" style:family="table-cell">
      <style:table-cell-properties fo:padding="0.097cm" fo:border="none"/>
    </style:style>
    <style:style style:name="Table8.C8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B9" style:family="table-cell">
      <style:table-cell-properties fo:padding="0.097cm" fo:border="none"/>
    </style:style>
    <style:style style:name="Table8.C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B10" style:family="table-cell">
      <style:table-cell-properties fo:padding="0.097cm" fo:border="none"/>
    </style:style>
    <style:style style:name="Table8.C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B11" style:family="table-cell">
      <style:table-cell-properties fo:padding="0.097cm" fo:border="none"/>
    </style:style>
    <style:style style:name="Table8.C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B12" style:family="table-cell">
      <style:table-cell-properties fo:padding="0.097cm" fo:border="none"/>
    </style:style>
    <style:style style:name="Table8.C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B13" style:family="table-cell">
      <style:table-cell-properties fo:padding="0.097cm" fo:border="none"/>
    </style:style>
    <style:style style:name="Table8.C13" style:family="table-cell">
      <style:table-cell-properties fo:padding="0.097cm" fo:border="none"/>
    </style:style>
    <style:style style:name="Table8.A14" style:family="table-cell">
      <style:table-cell-properties fo:padding="0.097cm" fo:border="none"/>
    </style:style>
    <style:style style:name="Table8.B14" style:family="table-cell">
      <style:table-cell-properties fo:padding="0.097cm" fo:border="none"/>
    </style:style>
    <style:style style:name="Table8.C14" style:family="table-cell">
      <style:table-cell-properties fo:padding="0.097cm" fo:border="none"/>
    </style:style>
    <style:style style:name="Table8.A15" style:family="table-cell">
      <style:table-cell-properties fo:padding="0.097cm" fo:border="none"/>
    </style:style>
    <style:style style:name="Table8.B15" style:family="table-cell">
      <style:table-cell-properties fo:padding="0.097cm" fo:border="none"/>
    </style:style>
    <style:style style:name="Table8.C15" style:family="table-cell">
      <style:table-cell-properties fo:padding="0.097cm" fo:border="none"/>
    </style:style>
    <style:style style:name="Table8.A16" style:family="table-cell">
      <style:table-cell-properties fo:padding="0.097cm" fo:border="none"/>
    </style:style>
    <style:style style:name="Table8.B16" style:family="table-cell">
      <style:table-cell-properties fo:padding="0.097cm" fo:border="none"/>
    </style:style>
    <style:style style:name="Table8.C16" style:family="table-cell">
      <style:table-cell-properties fo:padding="0.097cm" fo:border="none"/>
    </style:style>
    <style:style style:name="Table8.A17" style:family="table-cell">
      <style:table-cell-properties fo:padding="0.097cm" fo:border="none"/>
    </style:style>
    <style:style style:name="Table8.B17" style:family="table-cell">
      <style:table-cell-properties fo:padding="0.097cm" fo:border="none"/>
    </style:style>
    <style:style style:name="Table8.C17" style:family="table-cell">
      <style:table-cell-properties fo:padding="0.097cm" fo:border="none"/>
    </style:style>
    <style:style style:name="Table8.A18" style:family="table-cell">
      <style:table-cell-properties fo:padding="0.097cm" fo:border="none"/>
    </style:style>
    <style:style style:name="Table8.B18" style:family="table-cell">
      <style:table-cell-properties fo:padding="0.097cm" fo:border="none"/>
    </style:style>
    <style:style style:name="Table8.C18" style:family="table-cell">
      <style:table-cell-properties fo:padding="0.097cm" fo:border="none"/>
    </style:style>
    <style:style style:name="Table8.A19" style:family="table-cell">
      <style:table-cell-properties fo:padding="0.097cm" fo:border="none"/>
    </style:style>
    <style:style style:name="Table8.B19" style:family="table-cell">
      <style:table-cell-properties fo:padding="0.097cm" fo:border="none"/>
    </style:style>
    <style:style style:name="Table8.C19" style:family="table-cell">
      <style:table-cell-properties fo:padding="0.097cm" fo:border="none"/>
    </style:style>
    <style:style style:name="Table8.A20" style:family="table-cell">
      <style:table-cell-properties fo:padding="0.097cm" fo:border="none"/>
    </style:style>
    <style:style style:name="Table8.B20" style:family="table-cell">
      <style:table-cell-properties fo:padding="0.097cm" fo:border="none"/>
    </style:style>
    <style:style style:name="Table8.C20" style:family="table-cell">
      <style:table-cell-properties fo:padding="0.097cm" fo:border="none"/>
    </style:style>
    <style:style style:name="Table8.A21" style:family="table-cell">
      <style:table-cell-properties fo:padding="0.097cm" fo:border="none"/>
    </style:style>
    <style:style style:name="Table8.B21" style:family="table-cell">
      <style:table-cell-properties fo:padding="0.097cm" fo:border="none"/>
    </style:style>
    <style:style style:name="Table8.C21" style:family="table-cell">
      <style:table-cell-properties fo:padding="0.097cm" fo:border="none"/>
    </style:style>
    <style:style style:name="Table8.A22" style:family="table-cell">
      <style:table-cell-properties fo:padding="0.097cm" fo:border="none"/>
    </style:style>
    <style:style style:name="Table8.B22" style:family="table-cell">
      <style:table-cell-properties fo:padding="0.097cm" fo:border="none"/>
    </style:style>
    <style:style style:name="Table8.C22" style:family="table-cell">
      <style:table-cell-properties fo:padding="0.097cm" fo:border="none"/>
    </style:style>
    <style:style style:name="Table8.A23" style:family="table-cell">
      <style:table-cell-properties fo:padding="0.097cm" fo:border="none"/>
    </style:style>
    <style:style style:name="Table8.B23" style:family="table-cell">
      <style:table-cell-properties fo:padding="0.097cm" fo:border="none"/>
    </style:style>
    <style:style style:name="Table8.C23" style:family="table-cell">
      <style:table-cell-properties fo:padding="0.097cm" fo:border="none"/>
    </style:style>
    <style:style style:name="Table8.A24" style:family="table-cell">
      <style:table-cell-properties fo:padding="0.097cm" fo:border="none"/>
    </style:style>
    <style:style style:name="Table8.B24" style:family="table-cell">
      <style:table-cell-properties fo:padding="0.097cm" fo:border="none"/>
    </style:style>
    <style:style style:name="Table8.C24" style:family="table-cell">
      <style:table-cell-properties fo:padding="0.097cm" fo:border="none"/>
    </style:style>
    <style:style style:name="Table8.A25" style:family="table-cell">
      <style:table-cell-properties fo:padding="0.097cm" fo:border="none"/>
    </style:style>
    <style:style style:name="Table8.B25" style:family="table-cell">
      <style:table-cell-properties fo:padding="0.097cm" fo:border="none"/>
    </style:style>
    <style:style style:name="Table8.C25" style:family="table-cell">
      <style:table-cell-properties fo:padding="0.097cm" fo:border="none"/>
    </style:style>
    <style:style style:name="Table8.A26" style:family="table-cell">
      <style:table-cell-properties fo:padding="0.097cm" fo:border="none"/>
    </style:style>
    <style:style style:name="Table8.B26" style:family="table-cell">
      <style:table-cell-properties fo:padding="0.097cm" fo:border="none"/>
    </style:style>
    <style:style style:name="Table8.C26" style:family="table-cell">
      <style:table-cell-properties fo:padding="0.097cm" fo:border="none"/>
    </style:style>
    <style:style style:name="Table8.A27" style:family="table-cell">
      <style:table-cell-properties fo:padding="0.097cm" fo:border="none"/>
    </style:style>
    <style:style style:name="Table8.B27" style:family="table-cell">
      <style:table-cell-properties fo:padding="0.097cm" fo:border="none"/>
    </style:style>
    <style:style style:name="Table8.C27" style:family="table-cell">
      <style:table-cell-properties fo:padding="0.097cm" fo:border="none"/>
    </style:style>
    <style:style style:name="Table8.A28" style:family="table-cell">
      <style:table-cell-properties fo:padding="0.097cm" fo:border="none"/>
    </style:style>
    <style:style style:name="Table8.B28" style:family="table-cell">
      <style:table-cell-properties fo:padding="0.097cm" fo:border="none"/>
    </style:style>
    <style:style style:name="Table8.C28" style:family="table-cell">
      <style:table-cell-properties fo:padding="0.097cm" fo:border="none"/>
    </style:style>
    <style:style style:name="Table8.A29" style:family="table-cell">
      <style:table-cell-properties fo:padding="0.097cm" fo:border="none"/>
    </style:style>
    <style:style style:name="Table8.B29" style:family="table-cell">
      <style:table-cell-properties fo:padding="0.097cm" fo:border="none"/>
    </style:style>
    <style:style style:name="Table8.C29" style:family="table-cell">
      <style:table-cell-properties fo:padding="0.097cm" fo:border="none"/>
    </style:style>
    <style:style style:name="Table8.A30" style:family="table-cell">
      <style:table-cell-properties fo:padding="0.097cm" fo:border="none"/>
    </style:style>
    <style:style style:name="Table8.B30" style:family="table-cell">
      <style:table-cell-properties fo:padding="0.097cm" fo:border="none"/>
    </style:style>
    <style:style style:name="Table8.C30" style:family="table-cell">
      <style:table-cell-properties fo:padding="0.097cm" fo:border="none"/>
    </style:style>
    <style:style style:name="Table8.A31" style:family="table-cell">
      <style:table-cell-properties fo:padding="0.097cm" fo:border="none"/>
    </style:style>
    <style:style style:name="Table8.B31" style:family="table-cell">
      <style:table-cell-properties fo:padding="0.097cm" fo:border="none"/>
    </style:style>
    <style:style style:name="Table8.C31" style:family="table-cell">
      <style:table-cell-properties fo:padding="0.097cm" fo:border="none"/>
    </style:style>
    <style:style style:name="Table8.A32" style:family="table-cell">
      <style:table-cell-properties fo:padding="0.097cm" fo:border="none"/>
    </style:style>
    <style:style style:name="Table8.B32" style:family="table-cell">
      <style:table-cell-properties fo:padding="0.097cm" fo:border="none"/>
    </style:style>
    <style:style style:name="Table8.C32" style:family="table-cell">
      <style:table-cell-properties fo:padding="0.097cm" fo:border="none"/>
    </style:style>
    <style:style style:name="Table8.A33" style:family="table-cell">
      <style:table-cell-properties fo:padding="0.097cm" fo:border="none"/>
    </style:style>
    <style:style style:name="Table8.B33" style:family="table-cell">
      <style:table-cell-properties fo:padding="0.097cm" fo:border="none"/>
    </style:style>
    <style:style style:name="Table8.C33" style:family="table-cell">
      <style:table-cell-properties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0*"/>
    </style:style>
    <style:style style:name="Table9.B" style:family="table-column">
      <style:table-column-properties style:column-width="2.177cm" style:rel-column-width="8390*"/>
    </style:style>
    <style:style style:name="Table9.C" style:family="table-column">
      <style:table-column-properties style:column-width="5.574cm" style:rel-column-width="21486*"/>
    </style:style>
    <style:style style:name="Table9.D" style:family="table-column">
      <style:table-column-properties style:column-width="6.417cm" style:rel-column-width="24739*"/>
    </style:style>
    <style:style style:name="Table9.A1" style:family="table-cell">
      <style:table-cell-properties fo:background-color="#dddddd" fo:padding="0.097cm" fo:border="none">
        <style:background-image/>
      </style:table-cell-properties>
    </style:style>
    <style:style style:name="Table9.A2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D2" style:family="table-cell">
      <style:table-cell-properties fo:padding="0.097cm" fo:border="none"/>
    </style:style>
    <style:style style:name="Table9.A3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D3" style:family="table-cell">
      <style:table-cell-properties fo:padding="0.097cm" fo:border="none"/>
    </style:style>
    <style:style style:name="Table9.A4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D4" style:family="table-cell">
      <style:table-cell-properties fo:padding="0.097cm" fo:border="none"/>
    </style:style>
    <style:style style:name="P1" style:family="paragraph" style:parent-style-name="Header">
      <style:text-properties officeooo:rsid="00497d7f" officeooo:paragraph-rsid="00497d7f"/>
    </style:style>
    <style:style style:name="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paragraph-rsid="00311d59"/>
    </style:style>
    <style:style style:name="P5" style:family="paragraph" style:parent-style-name="Standard">
      <style:text-properties officeooo:paragraph-rsid="0035c161"/>
    </style:style>
    <style:style style:name="P6" style:family="paragraph" style:parent-style-name="Standard">
      <style:text-properties officeooo:paragraph-rsid="00677b35"/>
    </style:style>
    <style:style style:name="P7" style:family="paragraph" style:parent-style-name="Table_20_Contents">
      <style:text-properties officeooo:rsid="0064eee0" officeooo:paragraph-rsid="00669783"/>
    </style:style>
    <style:style style:name="P8" style:family="paragraph" style:parent-style-name="Table_20_Contents">
      <style:text-properties officeooo:rsid="0064eee0" officeooo:paragraph-rsid="00679fee"/>
    </style:style>
    <style:style style:name="P9" style:family="paragraph" style:parent-style-name="Table_20_Contents">
      <style:text-properties officeooo:rsid="00669783" officeooo:paragraph-rsid="00669783"/>
    </style:style>
    <style:style style:name="P10" style:family="paragraph" style:parent-style-name="Table_20_Contents">
      <style:text-properties officeooo:rsid="00679fee" officeooo:paragraph-rsid="00679fee"/>
    </style:style>
    <style:style style:name="P11" style:family="paragraph" style:parent-style-name="Table_20_Contents">
      <style:text-properties officeooo:paragraph-rsid="0086bd75"/>
    </style:style>
    <style:style style:name="P12" style:family="paragraph" style:parent-style-name="Table_20_Contents">
      <style:text-properties officeooo:paragraph-rsid="008759e4"/>
    </style:style>
    <style:style style:name="P13" style:family="paragraph" style:parent-style-name="Table_20_Contents">
      <style:text-properties officeooo:paragraph-rsid="00886637"/>
    </style:style>
    <style:style style:name="P14" style:family="paragraph" style:parent-style-name="Table_20_Contents">
      <style:text-properties officeooo:paragraph-rsid="0089de59"/>
    </style:style>
    <style:style style:name="P15" style:family="paragraph" style:parent-style-name="Table_20_Contents">
      <style:text-properties officeooo:paragraph-rsid="008ce507"/>
    </style:style>
    <style:style style:name="P16" style:family="paragraph" style:parent-style-name="Table_20_Contents">
      <style:text-properties officeooo:paragraph-rsid="008fba72"/>
    </style:style>
    <style:style style:name="P17" style:family="paragraph" style:parent-style-name="Table_20_Contents">
      <style:text-properties officeooo:paragraph-rsid="0091f9fc"/>
    </style:style>
    <style:style style:name="P18" style:family="paragraph" style:parent-style-name="Table_20_Contents">
      <style:text-properties officeooo:rsid="0095d48d" officeooo:paragraph-rsid="0095d48d"/>
    </style:style>
    <style:style style:name="P19" style:family="paragraph" style:parent-style-name="Table_20_Contents">
      <style:text-properties officeooo:rsid="0095d48d" officeooo:paragraph-rsid="0097303f"/>
    </style:style>
    <style:style style:name="P20" style:family="paragraph" style:parent-style-name="Table_20_Contents">
      <style:text-properties officeooo:rsid="0095d48d" officeooo:paragraph-rsid="009980fa"/>
    </style:style>
    <style:style style:name="P21" style:family="paragraph" style:parent-style-name="Table_20_Contents">
      <style:text-properties officeooo:rsid="0095d48d" officeooo:paragraph-rsid="009ef608"/>
    </style:style>
    <style:style style:name="P22" style:family="paragraph" style:parent-style-name="Table_20_Contents">
      <style:text-properties officeooo:rsid="0095d48d" officeooo:paragraph-rsid="00b41b71"/>
    </style:style>
    <style:style style:name="P23" style:family="paragraph" style:parent-style-name="Table_20_Contents">
      <style:text-properties officeooo:rsid="0095d48d" officeooo:paragraph-rsid="009d59ca"/>
    </style:style>
    <style:style style:name="P24" style:family="paragraph" style:parent-style-name="Table_20_Contents">
      <style:text-properties officeooo:rsid="0095d48d" officeooo:paragraph-rsid="00b7af44"/>
    </style:style>
    <style:style style:name="P25" style:family="paragraph" style:parent-style-name="Table_20_Contents">
      <style:text-properties officeooo:rsid="0095d48d" officeooo:paragraph-rsid="00b8cf61"/>
    </style:style>
    <style:style style:name="P26" style:family="paragraph" style:parent-style-name="Table_20_Contents">
      <style:text-properties officeooo:rsid="0095d48d" officeooo:paragraph-rsid="00b9bcdf"/>
    </style:style>
    <style:style style:name="P27" style:family="paragraph" style:parent-style-name="Table_20_Contents">
      <style:text-properties officeooo:rsid="0095d48d" officeooo:paragraph-rsid="00ba0d5f"/>
    </style:style>
    <style:style style:name="P28" style:family="paragraph" style:parent-style-name="Table_20_Contents">
      <style:text-properties officeooo:rsid="0095d48d" officeooo:paragraph-rsid="00d67f17"/>
    </style:style>
    <style:style style:name="P29" style:family="paragraph" style:parent-style-name="Table_20_Contents">
      <style:text-properties officeooo:paragraph-rsid="0097303f"/>
    </style:style>
    <style:style style:name="P30" style:family="paragraph" style:parent-style-name="Table_20_Contents">
      <style:text-properties officeooo:paragraph-rsid="0098ee7a"/>
    </style:style>
    <style:style style:name="P31" style:family="paragraph" style:parent-style-name="Table_20_Contents">
      <style:text-properties officeooo:paragraph-rsid="009980fa"/>
    </style:style>
    <style:style style:name="P32" style:family="paragraph" style:parent-style-name="Table_20_Contents">
      <style:text-properties officeooo:paragraph-rsid="009ef608"/>
    </style:style>
    <style:style style:name="P33" style:family="paragraph" style:parent-style-name="Table_20_Contents">
      <style:paragraph-properties fo:text-align="center" style:justify-single-word="false"/>
      <style:text-properties officeooo:rsid="00a4687f" officeooo:paragraph-rsid="00a4687f"/>
    </style:style>
    <style:style style:name="P34" style:family="paragraph" style:parent-style-name="Table_20_Contents">
      <style:text-properties fo:font-style="italic" style:font-style-asian="italic" style:font-style-complex="italic"/>
    </style:style>
    <style:style style:name="P35" style:family="paragraph" style:parent-style-name="Table_20_Contents">
      <style:text-properties fo:font-style="italic" officeooo:rsid="00635165" officeooo:paragraph-rsid="00635165" style:font-style-asian="italic" style:font-style-complex="italic"/>
    </style:style>
    <style:style style:name="P36" style:family="paragraph" style:parent-style-name="Table_20_Contents">
      <style:text-properties fo:font-style="italic" officeooo:rsid="0065c6c0" officeooo:paragraph-rsid="0065c6c0" style:font-style-asian="italic" style:font-style-complex="italic"/>
    </style:style>
    <style:style style:name="P37" style:family="paragraph" style:parent-style-name="Table_20_Contents">
      <style:text-properties fo:font-style="italic" officeooo:rsid="00679fee" officeooo:paragraph-rsid="00679fee" style:font-style-asian="italic" style:font-style-complex="italic"/>
    </style:style>
    <style:style style:name="P38" style:family="paragraph" style:parent-style-name="Table_20_Contents">
      <style:text-properties fo:font-style="italic" officeooo:rsid="008759e4" officeooo:paragraph-rsid="008759e4" style:font-style-asian="italic" style:font-style-complex="italic"/>
    </style:style>
    <style:style style:name="P39" style:family="paragraph" style:parent-style-name="Table_20_Contents">
      <style:text-properties fo:font-style="italic" officeooo:paragraph-rsid="0095a45d" style:font-style-asian="italic" style:font-style-complex="italic"/>
    </style:style>
    <style:style style:name="P40" style:family="paragraph" style:parent-style-name="Table_20_Contents">
      <style:text-properties fo:font-style="italic" officeooo:rsid="008ce507" officeooo:paragraph-rsid="008ce507" style:font-style-asian="italic" style:font-style-complex="italic"/>
    </style:style>
    <style:style style:name="P41" style:family="paragraph" style:parent-style-name="Table_20_Contents">
      <style:text-properties fo:font-style="italic" officeooo:rsid="008fba72" officeooo:paragraph-rsid="008fba72" style:font-style-asian="italic" style:font-style-complex="italic"/>
    </style:style>
    <style:style style:name="P42" style:family="paragraph" style:parent-style-name="Table_20_Contents">
      <style:text-properties fo:font-style="italic" officeooo:rsid="00aac17c" officeooo:paragraph-rsid="00aac17c" style:font-style-asian="italic" style:font-style-complex="italic"/>
    </style:style>
    <style:style style:name="P43" style:family="paragraph" style:parent-style-name="Table_20_Contents">
      <style:text-properties fo:font-style="italic" officeooo:rsid="00ab4ee4" officeooo:paragraph-rsid="00ab4ee4" style:font-style-asian="italic" style:font-style-complex="italic"/>
    </style:style>
    <style:style style:name="P4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able_20_Contents">
      <style:text-properties fo:font-style="italic" fo:font-weight="normal" officeooo:rsid="00ca8027" officeooo:paragraph-rsid="00ca8027" style:font-style-asian="italic" style:font-weight-asian="normal" style:font-style-complex="italic" style:font-weight-complex="normal"/>
    </style:style>
    <style:style style:name="P46" style:family="paragraph" style:parent-style-name="Table_20_Contents">
      <style:text-properties fo:font-weight="bold" style:font-weight-asian="bold" style:font-weight-complex="bold"/>
    </style:style>
    <style:style style:name="P47" style:family="paragraph" style:parent-style-name="Table_20_Contents">
      <style:text-properties fo:font-weight="bold" officeooo:paragraph-rsid="00b77103" style:font-weight-asian="bold" style:font-weight-complex="bold"/>
    </style:style>
    <style:style style:name="P48" style:family="paragraph" style:parent-style-name="Table_20_Contents">
      <style:text-properties fo:font-weight="bold" officeooo:rsid="00669783" officeooo:paragraph-rsid="00b77103" style:font-weight-asian="bold" style:font-weight-complex="bold"/>
    </style:style>
    <style:style style:name="P49" style:family="paragraph" style:parent-style-name="Table_20_Contents">
      <style:text-properties fo:font-weight="bold" officeooo:rsid="00679fee" officeooo:paragraph-rsid="00b77103" style:font-weight-asian="bold" style:font-weight-complex="bold"/>
    </style:style>
    <style:style style:name="P50" style:family="paragraph" style:parent-style-name="Table_20_Contents">
      <style:text-properties fo:font-weight="bold" officeooo:paragraph-rsid="00bfdb83" style:font-weight-asian="bold" style:font-weight-complex="bold"/>
    </style:style>
    <style:style style:name="P51" style:family="paragraph" style:parent-style-name="Table_20_Contents">
      <style:text-properties fo:font-weight="bold" officeooo:paragraph-rsid="00bdfaf2" style:font-weight-asian="bold" style:font-weight-complex="bold"/>
    </style:style>
    <style:style style:name="P52" style:family="paragraph" style:parent-style-name="Table_20_Contents">
      <style:text-properties fo:font-weight="bold" officeooo:paragraph-rsid="00bc79ba" style:font-weight-asian="bold" style:font-weight-complex="bold"/>
    </style:style>
    <style:style style:name="P53" style:family="paragraph" style:parent-style-name="Table_20_Contents">
      <style:text-properties fo:font-weight="bold" officeooo:paragraph-rsid="00bb40b3" style:font-weight-asian="bold" style:font-weight-complex="bold"/>
    </style:style>
    <style:style style:name="P54" style:family="paragraph" style:parent-style-name="Table_20_Contents">
      <style:text-properties fo:font-weight="bold" officeooo:paragraph-rsid="00ba0d5f" style:font-weight-asian="bold" style:font-weight-complex="bold"/>
    </style:style>
    <style:style style:name="P55" style:family="paragraph" style:parent-style-name="Table_20_Contents">
      <style:text-properties fo:font-weight="bold" officeooo:paragraph-rsid="00b9bcdf" style:font-weight-asian="bold" style:font-weight-complex="bold"/>
    </style:style>
    <style:style style:name="P56" style:family="paragraph" style:parent-style-name="Table_20_Contents">
      <style:text-properties fo:font-weight="bold" officeooo:paragraph-rsid="00b7af44" style:font-weight-asian="bold" style:font-weight-complex="bold"/>
    </style:style>
    <style:style style:name="P57" style:family="paragraph" style:parent-style-name="Table_20_Contents">
      <style:text-properties fo:font-weight="bold" officeooo:rsid="00b55407" officeooo:paragraph-rsid="00b55407" style:font-weight-asian="bold" style:font-weight-complex="bold"/>
    </style:style>
    <style:style style:name="P58" style:family="paragraph" style:parent-style-name="Table_20_Contents">
      <style:text-properties fo:font-weight="bold" officeooo:paragraph-rsid="00d67f17" style:font-weight-asian="bold" style:font-weight-complex="bold"/>
    </style:style>
    <style:style style:name="P59" style:family="paragraph" style:parent-style-name="Table_20_Contents">
      <style:text-properties officeooo:rsid="00b41b71" officeooo:paragraph-rsid="00b41b71"/>
    </style:style>
    <style:style style:name="P60" style:family="paragraph" style:parent-style-name="Table_20_Contents">
      <style:text-properties officeooo:paragraph-rsid="00b7af44"/>
    </style:style>
    <style:style style:name="P61" style:family="paragraph" style:parent-style-name="Table_20_Contents">
      <style:text-properties officeooo:paragraph-rsid="00b8cf61"/>
    </style:style>
    <style:style style:name="P62" style:family="paragraph" style:parent-style-name="Table_20_Contents">
      <style:text-properties officeooo:paragraph-rsid="00b9bcdf"/>
    </style:style>
    <style:style style:name="P63" style:family="paragraph" style:parent-style-name="Heading_20_1">
      <style:text-properties officeooo:rsid="00336b02" officeooo:paragraph-rsid="00336b02"/>
    </style:style>
    <style:style style:name="P64" style:family="paragraph" style:parent-style-name="Heading_20_1">
      <style:text-properties officeooo:rsid="00c990bc" officeooo:paragraph-rsid="00340224"/>
    </style:style>
    <style:style style:name="P65" style:family="paragraph" style:parent-style-name="Heading_20_1">
      <style:text-properties officeooo:rsid="00212927" officeooo:paragraph-rsid="00212927"/>
    </style:style>
    <style:style style:name="P66" style:family="paragraph" style:parent-style-name="Heading_20_1">
      <style:text-properties officeooo:rsid="00292f9d" officeooo:paragraph-rsid="00292f9d"/>
    </style:style>
    <style:style style:name="P67" style:family="paragraph" style:parent-style-name="Heading_20_1">
      <style:text-properties officeooo:rsid="0027fa0e" officeooo:paragraph-rsid="00292f9d"/>
    </style:style>
    <style:style style:name="P68" style:family="paragraph" style:parent-style-name="Heading_20_1">
      <style:text-properties officeooo:rsid="00311d59" officeooo:paragraph-rsid="00311d59"/>
    </style:style>
    <style:style style:name="P69" style:family="paragraph" style:parent-style-name="Heading_20_1">
      <style:text-properties officeooo:rsid="00311d59" officeooo:paragraph-rsid="0035c161"/>
    </style:style>
    <style:style style:name="P70" style:family="paragraph" style:parent-style-name="Heading_20_1">
      <style:text-properties officeooo:rsid="00a4687f" officeooo:paragraph-rsid="00a4687f"/>
    </style:style>
    <style:style style:name="T1" style:family="text">
      <style:text-properties officeooo:rsid="005df66c"/>
    </style:style>
    <style:style style:name="T2" style:family="text">
      <style:text-properties officeooo:rsid="0035c161"/>
    </style:style>
    <style:style style:name="T3" style:family="text">
      <style:text-properties officeooo:rsid="00679fee"/>
    </style:style>
    <style:style style:name="T4" style:family="text">
      <style:text-properties officeooo:rsid="006967af"/>
    </style:style>
    <style:style style:name="T5" style:family="text">
      <style:text-properties officeooo:rsid="0086bd75"/>
    </style:style>
    <style:style style:name="T6" style:family="text">
      <style:text-properties officeooo:rsid="008759e4"/>
    </style:style>
    <style:style style:name="T7" style:family="text">
      <style:text-properties officeooo:rsid="00886637"/>
    </style:style>
    <style:style style:name="T8" style:family="text">
      <style:text-properties officeooo:rsid="008fba72"/>
    </style:style>
    <style:style style:name="T9" style:family="text">
      <style:text-properties officeooo:rsid="00909fc0"/>
    </style:style>
    <style:style style:name="T10" style:family="text">
      <style:text-properties officeooo:rsid="0091f9fc"/>
    </style:style>
    <style:style style:name="T11" style:family="text">
      <style:text-properties officeooo:rsid="0095a45d"/>
    </style:style>
    <style:style style:name="T12" style:family="text">
      <style:text-properties officeooo:rsid="0097303f"/>
    </style:style>
    <style:style style:name="T13" style:family="text">
      <style:text-properties officeooo:rsid="0098ee7a"/>
    </style:style>
    <style:style style:name="T14" style:family="text">
      <style:text-properties officeooo:rsid="009980fa"/>
    </style:style>
    <style:style style:name="T15" style:family="text">
      <style:text-properties officeooo:rsid="009ef608"/>
    </style:style>
    <style:style style:name="T16" style:family="text">
      <style:text-properties officeooo:rsid="00a622b9"/>
    </style:style>
    <style:style style:name="T17" style:family="text">
      <style:text-properties officeooo:rsid="00b0d700"/>
    </style:style>
    <style:style style:name="T18" style:family="text">
      <style:text-properties officeooo:rsid="00b415e4"/>
    </style:style>
    <style:style style:name="T19" style:family="text">
      <style:text-properties officeooo:rsid="00b7af44"/>
    </style:style>
    <style:style style:name="T20" style:family="text">
      <style:text-properties officeooo:rsid="00b8cf61"/>
    </style:style>
    <style:style style:name="T21" style:family="text">
      <style:text-properties officeooo:rsid="00b9bcdf"/>
    </style:style>
    <style:style style:name="T22" style:family="text">
      <style:text-properties officeooo:rsid="00d67f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Configuración de entorno</text:h>
      <table:table table:name="Table7" table:style-name="Table7">
        <table:table-column table:style-name="Table7.A" table:number-columns-repeated="2"/>
        <table:table-column table:style-name="Table7.C"/>
        <table:table-header-rows>
          <table:table-row>
            <table:table-cell table:style-name="Table7.A1" office:value-type="string">
              <text:p text:style-name="P46">Sentencia</text:p>
            </table:table-cell>
            <table:table-cell table:style-name="Table7.A1" office:value-type="string">
              <text:p text:style-name="P46"/>
            </table:table-cell>
            <table:table-cell table:style-name="Table7.A1" office:value-type="string">
              <text:p text:style-name="P46">Ejemplo</text:p>
            </table:table-cell>
          </table:table-row>
        </table:table-header-rows>
        <table:table-row>
          <table:table-cell table:style-name="Table7.A3" office:value-type="string">
            <text:p text:style-name="P46">clc</text:p>
          </table:table-cell>
          <table:table-cell table:style-name="Table7.B2" office:value-type="string">
            <text:p text:style-name="P46"/>
          </table:table-cell>
          <table:table-cell table:style-name="Table7.C2" office:value-type="string">
            <text:p text:style-name="Table_20_Contents">Borrar comandos en consola.</text:p>
          </table:table-cell>
        </table:table-row>
        <table:table-row>
          <table:table-cell table:style-name="Table7.A3" office:value-type="string">
            <text:p text:style-name="P46">clear all</text:p>
          </table:table-cell>
          <table:table-cell table:style-name="Table7.B3" office:value-type="string">
            <text:p text:style-name="P46"/>
          </table:table-cell>
          <table:table-cell table:style-name="Table7.C3" office:value-type="string">
            <text:p text:style-name="Table_20_Contents">Limpiar valores en memoria.</text:p>
          </table:table-cell>
        </table:table-row>
        <table:table-row>
          <table:table-cell table:style-name="Table7.A4" office:value-type="string">
            <text:p text:style-name="P46">close all</text:p>
          </table:table-cell>
          <table:table-cell table:style-name="Table7.B4" office:value-type="string">
            <text:p text:style-name="P46"/>
          </table:table-cell>
          <table:table-cell table:style-name="Table7.C4" office:value-type="string">
            <text:p text:style-name="Table_20_Contents">Cerrar ventanas abiertas.</text:p>
          </table:table-cell>
        </table:table-row>
      </table:table>
      <text:h text:style-name="P64" text:outline-level="1">Entradas y salidas</text:h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46">Sentencia</text:p>
            </table:table-cell>
            <table:table-cell table:style-name="Table1.A1" office:value-type="string">
              <text:p text:style-name="P44"/>
            </table:table-cell>
            <table:table-cell table:style-name="Table1.A1" office:value-type="string">
              <text:p text:style-name="P46">Ejemplo</text:p>
            </table:table-cell>
          </table:table-row>
        </table:table-header-rows>
        <table:table-row>
          <table:table-cell table:style-name="Table1.A3" office:value-type="string">
            <text:p text:style-name="P46">fprintf</text:p>
          </table:table-cell>
          <table:table-cell table:style-name="Table1.B2" office:value-type="string">
            <text:p text:style-name="P45">Impresión en pantalla con formato</text:p>
          </table:table-cell>
          <table:table-cell table:style-name="Table1.C2" office:value-type="string">
            <text:p text:style-name="Table_20_Contents">ti=2.56;</text:p>
            <text:p text:style-name="Table_20_Contents">paso=0.5;</text:p>
            <text:p text:style-name="Table_20_Contents">va=0;</text:p>
            <text:p text:style-name="Table_20_Contents">vi=0;</text:p>
            <text:p text:style-name="Table_20_Contents">vti=0;</text:p>
            <text:p text:style-name="Table_20_Contents">fprintf('ti=%.2i seg ti+paso=%.2f seg va=%.2i km/seg vi= %.2f km/seg vti= %.2f km/seg \n',ti,ti+paso,va,vi,vti);</text:p>
            <text:p text:style-name="Table_20_Contents"/>
          </table:table-cell>
        </table:table-row>
        <table:table-row>
          <table:table-cell table:style-name="Table1.A3" office:value-type="string">
            <text:p text:style-name="P46">disp</text:p>
          </table:table-cell>
          <table:table-cell table:style-name="Table1.B3" office:value-type="string">
            <text:p text:style-name="P45">Impresión en pantalla de cualquier tipo de datos</text:p>
          </table:table-cell>
          <table:table-cell table:style-name="Table1.C3" office:value-type="string">
            <text:p text:style-name="Table_20_Contents">Vti=0.9;</text:p>
            <text:p text:style-name="Table_20_Contents">disp(vti); %muestra valor solo</text:p>
            <text:p text:style-name="Table_20_Contents">disp('mensaje'); %muestra mensaje</text:p>
          </table:table-cell>
        </table:table-row>
        <table:table-row>
          <table:table-cell table:style-name="Table1.A4" office:value-type="string">
            <text:p text:style-name="P46">input</text:p>
          </table:table-cell>
          <table:table-cell table:style-name="Table1.B4" office:value-type="string">
            <text:p text:style-name="P45">Ingreso por teclado</text:p>
          </table:table-cell>
          <table:table-cell table:style-name="Table1.C4" office:value-type="string">
            <text:p text:style-name="Table_20_Contents"><text:bookmark-start text:name="__DdeLink__7847_7217011181"/>M=input('Mensaje entrada1-&gt;');<text:bookmark-end text:name="__DdeLink__7847_7217011181"/></text:p>
            <text:p text:style-name="Table_20_Contents">B=input('Mensaje entrada2 -&gt;');</text:p>
            <text:p text:style-name="Table_20_Contents"><text:span text:style-name="T17">disp(</text:span>M<text:span text:style-name="T17">);</text:span></text:p>
            <text:p text:style-name="Table_20_Contents"><text:span text:style-name="T17">disp(</text:span>B<text:span text:style-name="T17">);</text:span></text:p>
          </table:table-cell>
        </table:table-row>
      </table:table>
      <text:p text:style-name="Standard"/>
      <text:h text:style-name="P65" text:outline-level="1">Control del flujo y variables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46">Sentencia</text:p>
            </table:table-cell>
            <table:table-cell table:style-name="Table2.A1" office:value-type="string">
              <text:p text:style-name="P46"/>
            </table:table-cell>
            <table:table-cell table:style-name="Table2.A1" office:value-type="string">
              <text:p text:style-name="P46">Ejemplo</text:p>
            </table:table-cell>
          </table:table-row>
        </table:table-header-rows>
        <table:table-row>
          <table:table-cell table:style-name="Table2.A5" office:value-type="string">
            <text:p text:style-name="P46">if ... end</text:p>
          </table:table-cell>
          <table:table-cell table:style-name="Table2.B2" office:value-type="string">
            <text:p text:style-name="P46"/>
          </table:table-cell>
          <table:table-cell table:style-name="Table2.C2" office:value-type="string">
            <text:p text:style-name="Table_20_Contents">ti=2;</text:p>
            <text:p text:style-name="Table_20_Contents">if ti==2</text:p>
            <text:p text:style-name="Table_20_Contents"><text:s text:c="4"/>fprintf('Igual a dos');</text:p>
            <text:p text:style-name="Table_20_Contents">else</text:p>
            <text:p text:style-name="Table_20_Contents"><text:s text:c="4"/>fprintf('No es igual a dos'); <text:s text:c="3"/></text:p>
            <text:p text:style-name="Table_20_Contents">end</text:p>
            <text:p text:style-name="Table_20_Contents"/>
            <text:p text:style-name="Table_20_Contents">ti=2; vi=0;</text:p>
            <text:p text:style-name="Table_20_Contents">if (ti==2 &amp; vi==0)</text:p>
            <text:p text:style-name="Table_20_Contents"><text:s text:c="4"/>fprintf('ti=2 y vi=0 \n');</text:p>
            <text:p text:style-name="Table_20_Contents">else</text:p>
            <text:p text:style-name="Table_20_Contents"><text:s text:c="4"/>fprint('no cumple \n'); <text:s text:c="3"/></text:p>
            <text:p text:style-name="Table_20_Contents">end</text:p>
            <text:p text:style-name="Table_20_Contents"/>
            <text:p text:style-name="Table_20_Contents"/>
          </table:table-cell>
        </table:table-row>
        <table:table-row>
          <table:table-cell table:style-name="Table2.A5" office:value-type="string">
            <text:p text:style-name="P46">Existe variable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6">switch .. end</text:p>
          </table:table-cell>
          <table:table-cell table:style-name="Table2.B4" office:value-type="string">
            <text:p text:style-name="P46"/>
          </table:table-cell>
          <table:table-cell table:style-name="Table2.C4" office:value-type="string">
            <text:p text:style-name="Table_20_Contents">valor=input('Mensaje entrada1-&gt;');</text:p>
            <text:p text:style-name="Table_20_Contents"><text:soft-page-break/>switch valor</text:p>
            <text:p text:style-name="Table_20_Contents"><text:s/>case 1</text:p>
            <text:p text:style-name="Table_20_Contents"><text:s text:c="2"/>disp('Valor -&gt; 1.');</text:p>
            <text:p text:style-name="Table_20_Contents"><text:s/>case 2</text:p>
            <text:p text:style-name="Table_20_Contents"><text:s text:c="2"/>disp('Valor -&gt; 2.');</text:p>
            <text:p text:style-name="Table_20_Contents"><text:s/>case 3</text:p>
            <text:p text:style-name="Table_20_Contents"><text:s text:c="2"/>disp('Valor -&gt; 3.');</text:p>
            <text:p text:style-name="Table_20_Contents"><text:s/>otherwise</text:p>
            <text:p text:style-name="Table_20_Contents"><text:s text:c="2"/>disp('Otros valores .');</text:p>
            <text:p text:style-name="Table_20_Contents">end</text:p>
          </table:table-cell>
        </table:table-row>
        <table:table-row>
          <table:table-cell table:style-name="Table2.A5" office:value-type="string">
            <text:p text:style-name="P46">while .. end</text:p>
          </table:table-cell>
          <table:table-cell table:style-name="Table2.B5" office:value-type="string">
            <text:p text:style-name="P46"/>
          </table:table-cell>
          <table:table-cell table:style-name="Table2.C5" office:value-type="string">
            <text:p text:style-name="Table_20_Contents">Ti=0;</text:p>
            <text:p text:style-name="Table_20_Contents">paso=0,5;</text:p>
            <text:p text:style-name="Table_20_Contents">tiempoFinal=10;</text:p>
            <text:p text:style-name="Table_20_Contents">while ti &lt; tiempoFinal </text:p>
            <text:p text:style-name="Table_20_Contents"><text:s text:c="3"/>fprintf('t= %.2f paso=%.2f \n',ti,paso);</text:p>
            <text:p text:style-name="Table_20_Contents"><text:s text:c="4"/>ti=ti+paso;</text:p>
            <text:p text:style-name="Table_20_Contents">end</text:p>
            <text:p text:style-name="Table_20_Contents"/>
            <text:p text:style-name="Table_20_Contents"/>
          </table:table-cell>
        </table:table-row>
        <table:table-row>
          <table:table-cell table:style-name="Table2.A6" office:value-type="string">
            <text:p text:style-name="P46">for ... end</text:p>
          </table:table-cell>
          <table:table-cell table:style-name="Table2.B6" office:value-type="string">
            <text:p text:style-name="P46"/>
          </table:table-cell>
          <table:table-cell table:style-name="Table2.C6" office:value-type="string">
            <text:p text:style-name="Table_20_Contents">for ti=0:tiempoFinal</text:p>
            <text:p text:style-name="Table_20_Contents"><text:s text:c="4"/>fprintf('t= %.2f \n',ti);</text:p>
            <text:p text:style-name="Table_20_Contents">end</text:p>
          </table:table-cell>
        </table:table-row>
      </table:table>
      <text:h text:style-name="P66" text:outline-level="1">Funciones y procedimientos</text:h>
      <table:table table:name="Table4" table:style-name="Table4">
        <table:table-column table:style-name="Table4.A" table:number-columns-repeated="2"/>
        <table:table-column table:style-name="Table4.C"/>
        <table:table-header-rows>
          <table:table-row>
            <table:table-cell table:style-name="Table4.A1" office:value-type="string">
              <text:p text:style-name="P46">Sentencia</text:p>
            </table:table-cell>
            <table:table-cell table:style-name="Table4.A1" office:value-type="string">
              <text:p text:style-name="P46"/>
            </table:table-cell>
            <table:table-cell table:style-name="Table4.A1" office:value-type="string">
              <text:p text:style-name="P46">Ejemplo</text:p>
            </table:table-cell>
          </table:table-row>
        </table:table-header-rows>
        <table:table-row>
          <table:table-cell table:style-name="Table4.A3" office:value-type="string">
            <text:p text:style-name="P46">function ... end</text:p>
          </table:table-cell>
          <table:table-cell table:style-name="Table4.B2" office:value-type="string">
            <text:p text:style-name="P34">Función en archivo .m</text:p>
          </table:table-cell>
          <table:table-cell table:style-name="Table4.C2" office:value-type="string">
            <text:p text:style-name="Table_20_Contents">function [ salida1 salida2 ] = untitled2( entrada1, entrada2 )</text:p>
            <text:p text:style-name="Table_20_Contents"><text:s text:c="2"/>fprintf('entrada1= %.2f \n entrada2=%.2f \',entrada1, entrada2);</text:p>
            <text:p text:style-name="Table_20_Contents"><text:s text:c="2"/>salida1=10;</text:p>
            <text:p text:style-name="Table_20_Contents"><text:s text:c="2"/>salida2=20</text:p>
            <text:p text:style-name="Table_20_Contents">end</text:p>
            <text:p text:style-name="Table_20_Contents"/>
            <text:p text:style-name="Table_20_Contents">Llamar desde la lines de comandos como </text:p>
            <text:p text:style-name="Table_20_Contents">[a,b]=ejemplofuncion(1,2);</text:p>
            <text:p text:style-name="Table_20_Contents"/>
            <text:p text:style-name="Table_20_Contents">Los parámetros se devuelven a las variables encerradas entre corchetes.</text:p>
          </table:table-cell>
        </table:table-row>
        <table:table-row>
          <table:table-cell table:style-name="Table4.A3" office:value-type="string">
            <text:p text:style-name="P46">@</text:p>
          </table:table-cell>
          <table:table-cell table:style-name="Table4.B3" office:value-type="string">
            <text:p text:style-name="P34">Función en línea dentro de un script</text:p>
          </table:table-cell>
          <table:table-cell table:style-name="Table4.C3" office:value-type="string">
            <text:p text:style-name="Table_20_Contents">%definición de función en línea</text:p>
            <text:p text:style-name="Table_20_Contents">InterpolacionLinealGrado1 = @ (x0,fx0,x1,fx1,x) (fx0+((fx1-fx0)/(x1-x0))*(x-x0));</text:p>
            <text:p text:style-name="Table_20_Contents"/>
            <text:p text:style-name="Table_20_Contents">%llamado a función en línea</text:p>
            <text:p text:style-name="Table_20_Contents">valorGrado1=InterpolacionLinealGrado1(1,3,5,99,4);</text:p>
          </table:table-cell>
        </table:table-row>
      </table:table>
      <text:h text:style-name="P67" text:outline-level="1"><text:soft-page-break/>Matrices y vectores</text:h>
      <table:table table:name="Table5" table:style-name="Table5">
        <table:table-column table:style-name="Table5.A" table:number-columns-repeated="2"/>
        <table:table-column table:style-name="Table5.C"/>
        <table:table-header-rows>
          <table:table-row>
            <table:table-cell table:style-name="Table5.A1" office:value-type="string">
              <text:p text:style-name="P46">Sentencia</text:p>
            </table:table-cell>
            <table:table-cell table:style-name="Table5.A1" office:value-type="string">
              <text:p text:style-name="P46"/>
            </table:table-cell>
            <table:table-cell table:style-name="Table5.A1" office:value-type="string">
              <text:p text:style-name="P46">Ejemplo</text:p>
            </table:table-cell>
          </table:table-row>
        </table:table-header-rows>
        <table:table-row>
          <table:table-cell table:style-name="Table5.A6" office:value-type="string">
            <text:p text:style-name="P47">X=[1:10];</text:p>
          </table:table-cell>
          <table:table-cell table:style-name="Table5.B4" office:value-type="string">
            <text:p text:style-name="P34">Definición y acceso a un vector </text:p>
          </table:table-cell>
          <table:table-cell table:style-name="Table5.C2" office:value-type="string">
            <text:p text:style-name="Table_20_Contents">X=[1:10];</text:p>
            <text:p text:style-name="Table_20_Contents">X(indice);</text:p>
          </table:table-cell>
        </table:table-row>
        <table:table-row>
          <table:table-cell table:style-name="Table5.A6" office:value-type="string">
            <text:p text:style-name="P47">M(fila, columna);</text:p>
          </table:table-cell>
          <table:table-cell table:style-name="Table5.B4" office:value-type="string">
            <text:p text:style-name="P34">Definición y acceso a una matriz</text:p>
          </table:table-cell>
          <table:table-cell table:style-name="Table5.C3" office:value-type="string">
            <text:p text:style-name="Table_20_Contents">M=[1, 2, 3; 4, 5, 6; 7, 8, 9]</text:p>
            <text:p text:style-name="Table_20_Contents">M(fila, columna);</text:p>
          </table:table-cell>
        </table:table-row>
        <table:table-row>
          <table:table-cell table:style-name="Table5.A6" office:value-type="string">
            <text:p text:style-name="P46">size() </text:p>
          </table:table-cell>
          <table:table-cell table:style-name="Table5.B4" office:value-type="string">
            <text:p text:style-name="P34">Tamaño de una matriz</text:p>
          </table:table-cell>
          <table:table-cell table:style-name="Table5.C4" office:value-type="string">
            <text:p text:style-name="Table_20_Contents"><text:s/>[filas,columnas]=size(X); </text:p>
          </table:table-cell>
        </table:table-row>
        <table:table-row>
          <table:table-cell table:style-name="Table5.A6" office:value-type="string">
            <text:p text:style-name="P46">zeros()</text:p>
          </table:table-cell>
          <table:table-cell table:style-name="Table5.B5" office:value-type="string">
            <text:p text:style-name="P34">Inicializar con ceros</text:p>
          </table:table-cell>
          <table:table-cell table:style-name="Table5.C5" office:value-type="string">
            <text:p text:style-name="Table_20_Contents">matriz=zeros(n,n);</text:p>
          </table:table-cell>
        </table:table-row>
        <table:table-row>
          <table:table-cell table:style-name="Table5.A6" office:value-type="string">
            <text:p text:style-name="P46"/>
          </table:table-cell>
          <table:table-cell table:style-name="Table5.B6" office:value-type="string">
            <text:p text:style-name="P34">Recorrer <text:span text:style-name="T4">y mostrar </text:span>una matriz</text:p>
          </table:table-cell>
          <table:table-cell table:style-name="Table5.C6" office:value-type="string">
            <text:p text:style-name="Table_20_Contents">X=[1, 2, 3; 4, 5, 6; 7, 8, 9]</text:p>
            <text:p text:style-name="Table_20_Contents">[n,m]=size(X);</text:p>
            <text:p text:style-name="Table_20_Contents"><text:s/></text:p>
            <text:p text:style-name="Table_20_Contents">for i=1:1:n</text:p>
            <text:p text:style-name="Table_20_Contents"><text:s text:c="4"/>for j=1:1:(m)</text:p>
            <text:p text:style-name="Table_20_Contents"><text:s text:c="8"/>fprintf('%.2f ',X(i,j));</text:p>
            <text:p text:style-name="Table_20_Contents"><text:s text:c="4"/>end</text:p>
            <text:p text:style-name="Table_20_Contents"><text:s text:c="8"/>fprintf('\n'); <text:s text:c="3"/></text:p>
            <text:p text:style-name="Table_20_Contents">end</text:p>
          </table:table-cell>
        </table:table-row>
        <table:table-row>
          <table:table-cell table:style-name="Table5.A7" office:value-type="string">
            <text:p text:style-name="P47">cat(1,A,I)</text:p>
          </table:table-cell>
          <table:table-cell table:style-name="Table5.B7" office:value-type="string">
            <text:p text:style-name="P35">Concatenar matrices</text:p>
          </table:table-cell>
          <table:table-cell table:style-name="Table5.C7" office:value-type="string">
            <text:p text:style-name="Table_20_Contents">A=[1 2 3;4 5 6]</text:p>
            <text:p text:style-name="Table_20_Contents">I=[1 2 3;4 5 6]</text:p>
            <text:p text:style-name="Table_20_Contents">cat(2,A,I) %concatenar columnas</text:p>
            <text:p text:style-name="Table_20_Contents">cat(1,A,I) % concatenar filas</text:p>
          </table:table-cell>
        </table:table-row>
        <table:table-row>
          <table:table-cell table:style-name="Table5.A8" office:value-type="string">
            <text:p text:style-name="P48">A'</text:p>
          </table:table-cell>
          <table:table-cell table:style-name="Table5.B8" office:value-type="string">
            <text:p text:style-name="P36">Transpuesta de una matriz</text:p>
          </table:table-cell>
          <table:table-cell table:style-name="Table5.C8" office:value-type="string">
            <text:p text:style-name="P7">A=[1 2 3;4 5 6]</text:p>
            <text:p text:style-name="P9">A'</text:p>
          </table:table-cell>
        </table:table-row>
        <table:table-row>
          <table:table-cell table:style-name="Table5.A9" office:value-type="string">
            <text:p text:style-name="P49">det(A)</text:p>
          </table:table-cell>
          <table:table-cell table:style-name="Table5.B9" office:value-type="string">
            <text:p text:style-name="P37">Determinante</text:p>
          </table:table-cell>
          <table:table-cell table:style-name="Table5.C9" office:value-type="string">
            <text:p text:style-name="P8">A=[1 2 3;4 5 6; <text:span text:style-name="T3">7 8 9</text:span>]</text:p>
            <text:p text:style-name="P10">determinante=det(A)</text:p>
          </table:table-cell>
        </table:table-row>
      </table:table>
      <text:h text:style-name="P68" text:outline-level="1">Ploteado de funciones</text:h>
      <table:table table:name="Table6" table:style-name="Table6">
        <table:table-column table:style-name="Table6.A" table:number-columns-repeated="2"/>
        <table:table-column table:style-name="Table6.C"/>
        <table:table-header-rows>
          <table:table-row>
            <table:table-cell table:style-name="Table6.A1" office:value-type="string">
              <text:p text:style-name="Table_20_Contents">Sentencia</text:p>
            </table:table-cell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3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4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5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7" office:value-type="string">
            <text:p text:style-name="Table_20_Contents"/>
          </table:table-cell>
          <table:table-cell table:style-name="Table6.C7" office:value-type="string">
            <text:p text:style-name="Table_20_Contents"/>
          </table:table-cell>
        </table:table-row>
      </table:table>
      <text:p text:style-name="P4"/>
      <text:p text:style-name="P4"/>
      <text:h text:style-name="P69" text:outline-level="1">P<text:span text:style-name="T2">rocesamiento digital de imágenes</text:span></text:h>
      <table:table table:name="Table8" table:style-name="Table8">
        <table:table-column table:style-name="Table8.A" table:number-columns-repeated="2"/>
        <table:table-column table:style-name="Table8.C"/>
        <table:table-header-rows>
          <table:table-row>
            <table:table-cell table:style-name="Table8.A1" office:value-type="string">
              <text:p text:style-name="P57">Sentencia</text:p>
            </table:table-cell>
            <table:table-cell table:style-name="Table8.A1" office:value-type="string">
              <text:p text:style-name="P44"/>
            </table:table-cell>
            <table:table-cell table:style-name="Table8.A1" office:value-type="string">
              <text:p text:style-name="P57"><text:bookmark-start text:name="__DdeLink__9471_721701118"/>E<text:bookmark-end text:name="__DdeLink__9471_721701118"/>jemplo</text:p>
            </table:table-cell>
          </table:table-row>
        </table:table-header-rows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>Abrir imagen</text:p>
          </table:table-cell>
          <table:table-cell table:style-name="Table8.C2" office:value-type="string">
            <text:p text:style-name="P23"><text:bookmark-start text:name="__DdeLink__9471_7217011181"/>Iorig=imread('imagen.jpg');<text:bookmark-end text:name="__DdeLink__9471_7217011181"/></text:p>
          </table:table-cell>
        </table:table-row>
        <table:table-row>
          <table:table-cell table:style-name="Table8.A33" office:value-type="string">
            <text:p text:style-name="P47">imshow(I<text:span text:style-name="T15">orig</text:span>);</text:p>
          </table:table-cell>
          <table:table-cell table:style-name="Table8.B33" office:value-type="string">
            <text:p text:style-name="P34">Mostrar imagen</text:p>
          </table:table-cell>
          <table:table-cell table:style-name="Table8.C3" office:value-type="string">
            <text:p text:style-name="P21">Iorig=imread('imagen.jpg');</text:p>
            <text:p text:style-name="Table_20_Contents"><text:soft-page-break/>figure; imshow(I<text:span text:style-name="T15">orig</text:span>);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42">Guardar imagen</text:p>
          </table:table-cell>
          <table:table-cell table:style-name="Table8.C4" office:value-type="string">
            <text:p text:style-name="P22">Iorig=imread('imagen.jpg');</text:p>
            <text:p text:style-name="P59">imwrite(Iorig,'prueba.jpg','jpg')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>Acceder a la matriz de la imagen.</text:p>
          </table:table-cell>
          <table:table-cell table:style-name="Table8.C5" office:value-type="string">
            <text:p text:style-name="Table_20_Contents"/>
          </table:table-cell>
        </table:table-row>
        <table:table-row>
          <table:table-cell table:style-name="Table8.A33" office:value-type="string">
            <text:p text:style-name="P47">size(originalImage)</text:p>
          </table:table-cell>
          <table:table-cell table:style-name="Table8.B33" office:value-type="string">
            <text:p text:style-name="P43">Tamaño de imagen, ancho y alto</text:p>
          </table:table-cell>
          <table:table-cell table:style-name="Table8.C6" office:value-type="string">
            <text:p text:style-name="P28">Iorig=imread('imagen.jpg');</text:p>
            <text:p text:style-name="Table_20_Contents">[rows, columns, numberOfColorBands]<text:span text:style-name="T18">=</text:span> size(<text:span text:style-name="T22">Iorig</text:span>);</text:p>
            <text:p text:style-name="Table_20_Contents"/>
          </table:table-cell>
        </table:table-row>
        <table:table-row>
          <table:table-cell table:style-name="Table8.A33" office:value-type="string">
            <text:p text:style-name="P47">im2bw(Iorig,nivel</text:p>
          </table:table-cell>
          <table:table-cell table:style-name="Table8.B33" office:value-type="string">
            <text:p text:style-name="P34">Binarizar imagen.</text:p>
            <text:p text:style-name="P34">1= BLANCO.</text:p>
            <text:p text:style-name="P34">0=NEGRO.</text:p>
          </table:table-cell>
          <table:table-cell table:style-name="Table8.C7" office:value-type="string">
            <text:p text:style-name="P21">Iorig=imread('imagen.jpg');</text:p>
            <text:p text:style-name="Table_20_Contents">nivel = graythresh(Iorig); %umbral de nivel de gris</text:p>
            <text:p text:style-name="Table_20_Contents">IB2=im2bw(Iorig,nivel);</text:p>
            <text:p text:style-name="Table_20_Contents">figure;imshow(IB2); %<text:span text:style-name="T5">mostrar</text:span></text:p>
            <text:p text:style-name="Table_20_Contents"/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8" office:value-type="string">
            <text:p text:style-name="Table_20_Contents"/>
          </table:table-cell>
        </table:table-row>
        <table:table-row>
          <table:table-cell table:style-name="Table8.A33" office:value-type="string">
            <text:p text:style-name="P47">strel('disk', 3)</text:p>
          </table:table-cell>
          <table:table-cell table:style-name="Table8.B33" office:value-type="string">
            <text:p text:style-name="P38">Definición de elementos estructurantes</text:p>
          </table:table-cell>
          <table:table-cell table:style-name="Table8.C9" office:value-type="string">
            <text:p text:style-name="P12">SE = strel('disk', 3); %<text:span text:style-name="T6">disco con radio 3 pixeles</text:span></text:p>
            <text:p text:style-name="P12"/>
            <text:p text:style-name="P13">SE = strel('di<text:span text:style-name="T7">amond</text:span>', <text:span text:style-name="T7">5</text:span>); %<text:span text:style-name="T6">disco con radio 5 pixeles</text:span></text:p>
            <text:p text:style-name="P13">SE = strel('<text:span text:style-name="T7">line</text:span>', <text:span text:style-name="T7">3, 0</text:span>); %<text:span text:style-name="T7">línea 3 pixeles, 0 grados</text:span></text:p>
            <text:p text:style-name="P13"/>
            <text:p text:style-name="P12">% <text:span text:style-name="T7">otros: ball, octagon, square</text:span></text:p>
          </table:table-cell>
        </table:table-row>
        <table:table-row>
          <table:table-cell table:style-name="Table8.A33" office:value-type="string">
            <text:p text:style-name="P47">imerode(IB2,SE)</text:p>
          </table:table-cell>
          <table:table-cell table:style-name="Table8.B33" office:value-type="string">
            <text:p text:style-name="P34">Erosión</text:p>
          </table:table-cell>
          <table:table-cell table:style-name="Table8.C10" office:value-type="string">
            <text:p text:style-name="Table_20_Contents">SE = strel('disk', 3);</text:p>
            <text:p text:style-name="Table_20_Contents">IB4 = imerode(IB2,SE);</text:p>
            <text:p text:style-name="Table_20_Contents">figure;imshow(IB4);</text:p>
          </table:table-cell>
        </table:table-row>
        <table:table-row>
          <table:table-cell table:style-name="Table8.A33" office:value-type="string">
            <text:p text:style-name="P56">imdilate(IB2,SE)</text:p>
          </table:table-cell>
          <table:table-cell table:style-name="Table8.B33" office:value-type="string">
            <text:p text:style-name="P34">Dilatación</text:p>
          </table:table-cell>
          <table:table-cell table:style-name="Table8.C11" office:value-type="string">
            <text:p text:style-name="Table_20_Contents">SE = strel('disk', 3);</text:p>
            <text:p text:style-name="Table_20_Contents">IB4 = imdilate(IB2,SE);</text:p>
            <text:p text:style-name="Table_20_Contents">figure;imshow(IB4);</text:p>
          </table:table-cell>
        </table:table-row>
        <table:table-row>
          <table:table-cell table:style-name="Table8.A33" office:value-type="string">
            <text:p text:style-name="P56">imclose(IB5,SE)</text:p>
          </table:table-cell>
          <table:table-cell table:style-name="Table8.B33" office:value-type="string">
            <text:p text:style-name="P34">Apertura</text:p>
          </table:table-cell>
          <table:table-cell table:style-name="Table8.C12" office:value-type="string">
            <text:p text:style-name="P12">SE = strel('disk', 3);</text:p>
            <text:p text:style-name="P11">IB7=imclose(IB5,SE);</text:p>
          </table:table-cell>
        </table:table-row>
        <table:table-row>
          <table:table-cell table:style-name="Table8.A33" office:value-type="string">
            <text:p text:style-name="P56">imclose(IB5,SE)</text:p>
          </table:table-cell>
          <table:table-cell table:style-name="Table8.B33" office:value-type="string">
            <text:p text:style-name="P34">Cerradura</text:p>
          </table:table-cell>
          <table:table-cell table:style-name="Table8.C13" office:value-type="string">
            <text:p text:style-name="P12">SE = strel('disk', 3);</text:p>
            <text:p text:style-name="Table_20_Contents">IB7=imclose(IB5,SE); <text:s text:c="2"/>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14" office:value-type="string">
            <text:p text:style-name="P12"/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>Invertir imagen binaria</text:p>
          </table:table-cell>
          <table:table-cell table:style-name="Table8.C15" office:value-type="string">
            <text:p text:style-name="P24">Iorig=imread('imagen.jpg');</text:p>
            <text:p text:style-name="P24">IB<text:span text:style-name="T19">1</text:span>=im2bw(Iorig,nivel);</text:p>
            <text:p text:style-name="Table_20_Contents">IB2=1-IB1;</text:p>
            <text:p text:style-name="P60">figure; imshow(I<text:span text:style-name="T19">B1</text:span>);</text:p>
            <text:p text:style-name="P60">figure; imshow(I<text:span text:style-name="T19">B2</text:span>);</text:p>
          </table:table-cell>
        </table:table-row>
        <table:table-row>
          <table:table-cell table:style-name="Table8.A33" office:value-type="string">
            <text:p text:style-name="P56">bitxor(IB7,IB10)</text:p>
          </table:table-cell>
          <table:table-cell table:style-name="Table8.B33" office:value-type="string">
            <text:p text:style-name="P34">XOR de imágenes</text:p>
          </table:table-cell>
          <table:table-cell table:style-name="Table8.C16" office:value-type="string">
            <text:p text:style-name="P25">Iorig<text:span text:style-name="T20">1</text:span>=imread('imagen.jpg');</text:p>
            <text:p text:style-name="P25">Iorig<text:span text:style-name="T20">2</text:span>=imread('imagen.jpg');</text:p>
            <text:p text:style-name="P25">IB<text:span text:style-name="T19">1</text:span>=im2bw(Iorig<text:span text:style-name="T20">1</text:span>,nivel);</text:p>
            <text:p text:style-name="P25">IB<text:span text:style-name="T20">2</text:span>=im2bw(Iorig<text:span text:style-name="T20">2</text:span>,nivel);</text:p>
            <text:p text:style-name="P61">IB<text:span text:style-name="T20">3</text:span>=bitxor(IB<text:span text:style-name="T20">1</text:span>,IB<text:span text:style-name="T20">2</text:span>);</text:p>
            <text:p text:style-name="P61">figure; imshow(I<text:span text:style-name="T19">B1</text:span>);</text:p>
            <text:p text:style-name="P61">figure; imshow(I<text:span text:style-name="T19">B2</text:span>);</text:p>
            <text:p text:style-name="P61"><text:soft-page-break/>figure; imshow(I<text:span text:style-name="T19">B3</text:span>);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8.A33" office:value-type="string">
            <text:p text:style-name="P55">bitor(IB<text:span text:style-name="T21">1</text:span>,IB<text:span text:style-name="T21">2</text:span>)</text:p>
          </table:table-cell>
          <table:table-cell table:style-name="Table8.B33" office:value-type="string">
            <text:p text:style-name="P34">OR de imágenes</text:p>
          </table:table-cell>
          <table:table-cell table:style-name="Table8.C17" office:value-type="string">
            <text:p text:style-name="P26">Iorig<text:span text:style-name="T20">1</text:span>=imread('imagen.jpg');</text:p>
            <text:p text:style-name="P26">Iorig<text:span text:style-name="T20">2</text:span>=imread('imagen.jpg');</text:p>
            <text:p text:style-name="P26">IB<text:span text:style-name="T19">1</text:span>=im2bw(Iorig<text:span text:style-name="T20">1</text:span>,nivel);</text:p>
            <text:p text:style-name="P26">IB<text:span text:style-name="T20">2</text:span>=im2bw(Iorig<text:span text:style-name="T20">2</text:span>,nivel);</text:p>
            <text:p text:style-name="P62">IB8=bitor(IB<text:span text:style-name="T21">1</text:span>,IB<text:span text:style-name="T21">2</text:span>);</text:p>
            <text:p text:style-name="P62">figure; imshow(I<text:span text:style-name="T19">B1</text:span>);</text:p>
            <text:p text:style-name="P62">figure; imshow(I<text:span text:style-name="T19">B2</text:span>);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18" office:value-type="string">
            <text:p text:style-name="Table_20_Contents"/>
          </table:table-cell>
        </table:table-row>
        <table:table-row>
          <table:table-cell table:style-name="Table8.A33" office:value-type="string">
            <text:p text:style-name="P58">rgb2gray(Iorig)</text:p>
          </table:table-cell>
          <table:table-cell table:style-name="Table8.B33" office:value-type="string">
            <text:p text:style-name="P34">Convertir de RGB a grises</text:p>
          </table:table-cell>
          <table:table-cell table:style-name="Table8.C19" office:value-type="string">
            <text:p text:style-name="P27">Iorig=imread('imagen.jpg');</text:p>
            <text:p text:style-name="P14">IG=rgb2gray(Iorig);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20" office:value-type="string">
            <text:p text:style-name="P14"/>
          </table:table-cell>
        </table:table-row>
        <table:table-row>
          <table:table-cell table:style-name="Table8.A33" office:value-type="string">
            <text:p text:style-name="P54">edge(IG,'prewitt')</text:p>
          </table:table-cell>
          <table:table-cell table:style-name="Table8.B33" office:value-type="string">
            <text:p text:style-name="P39">Filtro <text:span text:style-name="T11">Sobel</text:span>, realce de bordes </text:p>
          </table:table-cell>
          <table:table-cell table:style-name="Table8.C21" office:value-type="string">
            <text:p text:style-name="P18">Iorig=imread('imagen.jpg');</text:p>
            <text:p text:style-name="Table_20_Contents"><text:bookmark-start text:name="__DdeLink__7738_2398110371"/>IG=rgb2gray(Iorig);</text:p>
            <text:p text:style-name="Table_20_Contents">Iedges=edge(IG,'prewitt'); %<text:span text:style-name="T13">puede definirse el umbral de gris</text:span></text:p>
            <text:p text:style-name="Table_20_Contents">figure;imshow(Iedges)<text:bookmark-end text:name="__DdeLink__7738_2398110371"/></text:p>
          </table:table-cell>
        </table:table-row>
        <table:table-row>
          <table:table-cell table:style-name="Table8.A33" office:value-type="string">
            <text:p text:style-name="P53">rgb2gray(Iorig)</text:p>
          </table:table-cell>
          <table:table-cell table:style-name="Table8.B33" office:value-type="string">
            <text:p text:style-name="P39">Filtro <text:span text:style-name="T11">Laplaciano</text:span>, realce de bordes</text:p>
          </table:table-cell>
          <table:table-cell table:style-name="Table8.C22" office:value-type="string">
            <text:p text:style-name="P19">Iorig=imread('imagen.jpg');</text:p>
            <text:p text:style-name="P29"><text:bookmark-start text:name="__DdeLink__7738_23981103711"/>IG=rgb2gray(Iorig);</text:p>
            <text:p text:style-name="P30">Iedges=edge(IG,'<text:span text:style-name="T12">log</text:span>'); %<text:span text:style-name="T13">puede definirse el umbral de gris</text:span></text:p>
            <text:p text:style-name="P29">figure;imshow(Iedges)<text:bookmark-end text:name="__DdeLink__7738_23981103711"/></text:p>
          </table:table-cell>
        </table:table-row>
        <table:table-row>
          <table:table-cell table:style-name="Table8.A33" office:value-type="string">
            <text:p text:style-name="P53">edge(IG,'prewitt')</text:p>
          </table:table-cell>
          <table:table-cell table:style-name="Table8.B33" office:value-type="string">
            <text:p text:style-name="P34">Filtro Prewwit, realce de bordes</text:p>
          </table:table-cell>
          <table:table-cell table:style-name="Table8.C23" office:value-type="string">
            <text:p text:style-name="P18">Iorig=imread('imagen.jpg');</text:p>
            <text:p text:style-name="Table_20_Contents"><text:bookmark-start text:name="__DdeLink__7738_239811037"/>IG=rgb2gray(Iorig);</text:p>
            <text:p text:style-name="P30">Iedges=edge(IG,'prewitt'); %<text:span text:style-name="T13">puede definirse el umbral de gris</text:span></text:p>
            <text:p text:style-name="Table_20_Contents">figure;imshow(Iedges)<text:bookmark-end text:name="__DdeLink__7738_239811037"/></text:p>
          </table:table-cell>
        </table:table-row>
        <table:table-row>
          <table:table-cell table:style-name="Table8.A33" office:value-type="string">
            <text:p text:style-name="P53">fspecial('average')</text:p>
          </table:table-cell>
          <table:table-cell table:style-name="Table8.B33" office:value-type="string">
            <text:p text:style-name="P34">Filtro de la media</text:p>
          </table:table-cell>
          <table:table-cell table:style-name="Table8.C24" office:value-type="string">
            <text:p text:style-name="P20"><text:bookmark-start text:name="__DdeLink__7780_239811037"/>Iorig=imread('imagen.jpg');</text:p>
            <text:p text:style-name="P31"><text:span text:style-name="T14">IB1</text:span> = im2bw(I<text:span text:style-name="T14">orig</text:span>);</text:p>
            <text:p text:style-name="Table_20_Contents">f=fspecial('average');</text:p>
            <text:p text:style-name="Table_20_Contents">IB<text:span text:style-name="T14">2</text:span>=filter2(f,IB<text:span text:style-name="T14">1</text:span>);<text:bookmark-end text:name="__DdeLink__7780_239811037"/></text:p>
          </table:table-cell>
        </table:table-row>
        <table:table-row>
          <table:table-cell table:style-name="Table8.A33" office:value-type="string">
            <text:p text:style-name="P52">imfill(<text:span text:style-name="T15">IB1</text:span>,'holes')</text:p>
          </table:table-cell>
          <table:table-cell table:style-name="Table8.B33" office:value-type="string">
            <text:p text:style-name="P34">Llenado de agujeros</text:p>
          </table:table-cell>
          <table:table-cell table:style-name="Table8.C25" office:value-type="string">
            <text:p text:style-name="P21">Iorig=imread('imagen.jpg');</text:p>
            <text:p text:style-name="P32"><text:span text:style-name="T14">IB1</text:span> = im2bw(I<text:span text:style-name="T14">orig</text:span>);</text:p>
            <text:p text:style-name="Table_20_Contents"><text:span text:style-name="T15">IB2</text:span> = imfill(<text:span text:style-name="T15">IB1</text:span>,'holes');</text:p>
            <text:p text:style-name="Table_20_Contents">imshow(BW4), figure, imshow(BW5)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26" office:value-type="string">
            <text:p text:style-name="Table_20_Contents"/>
          </table:table-cell>
        </table:table-row>
        <table:table-row>
          <table:table-cell table:style-name="Table8.A33" office:value-type="string">
            <text:p text:style-name="P51">regionprops(IB1,'Area')</text:p>
          </table:table-cell>
          <table:table-cell table:style-name="Table8.B33" office:value-type="string">
            <text:p text:style-name="P34">Cálculo de áreas</text:p>
          </table:table-cell>
          <table:table-cell table:style-name="Table8.C27" office:value-type="string">
            <text:p text:style-name="Table_20_Contents">area=regionprops(IB1,'Area')</text:p>
            <text:p text:style-name="Table_20_Contents">fprintf('<text:span text:style-name="T9">Area=</text:span> %.2i; area.Area);</text:p>
          </table:table-cell>
        </table:table-row>
        <table:table-row>
          <table:table-cell table:style-name="Table8.A33" office:value-type="string">
            <text:p text:style-name="P51">regionprops(IB1,'Perimeter')</text:p>
          </table:table-cell>
          <table:table-cell table:style-name="Table8.B33" office:value-type="string">
            <text:p text:style-name="P40">Cálculo de perímetro</text:p>
          </table:table-cell>
          <table:table-cell table:style-name="Table8.C28" office:value-type="string">
            <text:p text:style-name="P15">perimetro=regionprops(IB1,'Perimeter')</text:p>
            <text:p text:style-name="P16">fprintf('<text:span text:style-name="T10">Perimetro= </text:span>%.2f \n', perimetro.Perimeter);</text:p>
            <text:p text:style-name="P16"/>
          </table:table-cell>
        </table:table-row>
        <table:table-row>
          <table:table-cell table:style-name="Table8.A33" office:value-type="string">
            <text:p text:style-name="P51">regionprops(IB1,'Eccentricity')</text:p>
          </table:table-cell>
          <table:table-cell table:style-name="Table8.B33" office:value-type="string">
            <text:p text:style-name="P40">Cálculo de excentricidad</text:p>
          </table:table-cell>
          <table:table-cell table:style-name="Table8.C29" office:value-type="string">
            <text:p text:style-name="P15">excentricidad=regionprops(IB1,'Eccentricity')</text:p>
            <text:p text:style-name="P17">fprintf('<text:span text:style-name="T10">Excentricidad= </text:span>%.<text:span text:style-name="T10">4</text:span>f \n', <text:span text:style-name="T10">excentricidad</text:span>.<text:span text:style-name="T10">Eccentricity</text:span>);</text:p>
            <text:p text:style-name="P16"><text:soft-page-break/></text:p>
            <text:p text:style-name="P16"/>
          </table:table-cell>
        </table:table-row>
        <table:table-row>
          <table:table-cell table:style-name="Table8.A33" office:value-type="string">
            <text:p text:style-name="P50">regionprops(IB1,'<text:span text:style-name="T9">centroid</text:span>')</text:p>
          </table:table-cell>
          <table:table-cell table:style-name="Table8.B33" office:value-type="string">
            <text:p text:style-name="P41">Cálculo de centroide</text:p>
          </table:table-cell>
          <table:table-cell table:style-name="Table8.C30" office:value-type="string">
            <text:p text:style-name="P16"><text:span text:style-name="T9">centroides</text:span>=regionprops(IB1,'<text:span text:style-name="T9">centroid</text:span>')</text:p>
            <text:p text:style-name="P16">fprintf('<text:span text:style-name="T8">X</text:span> %.2f; <text:span text:style-name="T8">Y</text:span> %.2f\n', centroid<text:span text:style-name="T9">e</text:span>s(:,1), centroid<text:span text:style-name="T9">e</text:span>s(:,2));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P34"/>
          </table:table-cell>
          <table:table-cell table:style-name="Table8.C31" office:value-type="string">
            <text:p text:style-name="Table_20_Contents"/>
          </table:table-cell>
        </table:table-row>
        <table:table-row>
          <table:table-cell table:style-name="Table8.A33" office:value-type="string">
            <text:p text:style-name="P50">subplot(2,2,1)</text:p>
          </table:table-cell>
          <table:table-cell table:style-name="Table8.B33" office:value-type="string">
            <text:p text:style-name="P34">Mostrar matriz de imágenes</text:p>
          </table:table-cell>
          <table:table-cell table:style-name="Table8.C32" office:value-type="string">
            <text:p text:style-name="Table_20_Contents">subplot(2,2,1);imshow(Iorig);</text:p>
            <text:p text:style-name="Table_20_Contents">subplot(2,2,2);imshow(IB12);</text:p>
            <text:p text:style-name="Table_20_Contents">subplot(2,2,3);imshow(Iorig);</text:p>
            <text:p text:style-name="Table_20_Contents">subplot(2,2,4);imshow(IB2);</text:p>
          </table:table-cell>
        </table:table-row>
        <table:table-row>
          <table:table-cell table:style-name="Table8.A33" office:value-type="string">
            <text:p text:style-name="P46"/>
          </table:table-cell>
          <table:table-cell table:style-name="Table8.B33" office:value-type="string">
            <text:p text:style-name="Table_20_Contents"/>
          </table:table-cell>
          <table:table-cell table:style-name="Table8.C33" office:value-type="string">
            <text:p text:style-name="Table_20_Contents"/>
          </table:table-cell>
        </table:table-row>
      </table:table>
      <text:p text:style-name="P5"/>
      <text:p text:style-name="P5"/>
      <text:h text:style-name="P70" text:outline-level="1">Historial de cambio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33">Fecha</text:p>
            </table:table-cell>
            <table:table-cell table:style-name="Table9.A1" office:value-type="string">
              <text:p text:style-name="P33">Versión</text:p>
            </table:table-cell>
            <table:table-cell table:style-name="Table9.A1" office:value-type="string">
              <text:p text:style-name="P33">Descripción</text:p>
            </table:table-cell>
            <table:table-cell table:style-name="Table9.A1" office:value-type="string">
              <text:p text:style-name="P33">Autor</text:p>
            </table:table-cell>
          </table:table-row>
        </table:table-header-rows>
        <table:table-row>
          <table:table-cell table:style-name="Table9.A4" office:value-type="string">
            <text:p text:style-name="Table_20_Contents">03/11/2016</text:p>
          </table:table-cell>
          <table:table-cell table:style-name="Table9.B4" office:value-type="string">
            <text:p text:style-name="Table_20_Contents">0,1</text:p>
          </table:table-cell>
          <table:table-cell table:style-name="Table9.C2" office:value-type="string">
            <text:p text:style-name="Table_20_Contents">Creación y redacció<text:span text:style-name="T16">n</text:span> del documento</text:p>
          </table:table-cell>
          <table:table-cell table:style-name="Table9.D2" office:value-type="string">
            <text:p text:style-name="Table_20_Contents">http://otroblogdetecnologias.blogspot.com</text:p>
          </table:table-cell>
        </table:table-row>
        <table:table-row>
          <table:table-cell table:style-name="Table9.A4" office:value-type="string">
            <text:p text:style-name="Table_20_Contents"/>
          </table:table-cell>
          <table:table-cell table:style-name="Table9.B4" office:value-type="string">
            <text:p text:style-name="Table_20_Contents"/>
          </table:table-cell>
          <table:table-cell table:style-name="Table9.C3" office:value-type="string">
            <text:p text:style-name="Table_20_Contents"/>
          </table:table-cell>
          <table:table-cell table:style-name="Table9.D3" office:value-type="string">
            <text:p text:style-name="Table_20_Contents"/>
          </table:table-cell>
        </table:table-row>
        <table:table-row>
          <table:table-cell table:style-name="Table9.A4" office:value-type="string">
            <text:p text:style-name="Table_20_Contents"/>
          </table:table-cell>
          <table:table-cell table:style-name="Table9.B4" office:value-type="string">
            <text:p text:style-name="Table_20_Contents"/>
          </table:table-cell>
          <table:table-cell table:style-name="Table9.C4" office:value-type="string">
            <text:p text:style-name="Table_20_Contents"/>
          </table:table-cell>
          <table:table-cell table:style-name="Table9.D4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10 Pitch" fo:font-family="'Courier 10 Pitch'" style:font-style-name="Regular" style:font-pitch="fixed" fo:font-size="10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97d7f" officeooo:paragraph-rsid="00497d7f"/>
    </style:style>
    <style:style style:name="M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5df66c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eferenc<text:span text:style-name="MT1">ia Matlab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2">Matlabquick reference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3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11-01T16:14:04.703834622</meta:creation-date>
    <dc:date>2016-11-04T13:10:00.172979617</dc:date>
    <dc:creator>usuario </dc:creator>
    <meta:editing-duration>PT10H33S</meta:editing-duration>
    <meta:editing-cycles>174</meta:editing-cycles>
    <meta:generator>LibreOffice/4.3.6.2$Linux_X86_64 LibreOffice_project/430$Build-2</meta:generator>
    <meta:document-statistic meta:table-count="8" meta:image-count="0" meta:object-count="0" meta:page-count="6" meta:paragraph-count="277" meta:word-count="686" meta:character-count="6075" meta:non-whitespace-character-count="5563"/>
  </office:meta>
</office:document-meta>
</file>